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_20_concave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cm" fo:min-width="1.55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cm" fo:min-width="1.553cm"/>
    </style:style>
    <style:style style:name="gr4" style:family="graphic" style:parent-style-name="objectwithoutfill">
      <style:graphic-properties draw:fill="hatch" draw:fill-color="#cfe7f5" draw:fill-hatch-name="Black_20_45_20_Degrees" draw:fill-hatch-solid="false" draw:opacity="20%" draw:textarea-horizontal-align="center" draw:textarea-vertical-align="middle" draw:shadow-opacity="2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7cm" fo:min-width="1.1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6cm" fo:min-width="9.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6cm" fo:min-width="1.0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6cm" fo:min-width="8.08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4pt" fo:font-style="italic" style:font-size-asian="14pt" style:font-style-asian="italic" style:font-size-complex="14pt" style:font-style-complex="italic"/>
    </style:style>
    <style:style style:name="P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family="'Times New Roman'" style:font-family-generic="roman" style:font-pitch="variable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2cm" svg:y1="12.7cm" svg:x2="14.5cm" svg:y2="12.7cm">
          <text:p/>
        </draw:line>
        <draw:line draw:style-name="gr1" draw:text-style-name="P1" draw:layer="layout" svg:x1="8.2cm" svg:y1="12.7cm" svg:x2="6cm" svg:y2="16.2cm">
          <text:p/>
        </draw:line>
        <draw:line draw:style-name="gr1" draw:text-style-name="P1" draw:layer="layout" svg:x1="8.2cm" svg:y1="12.7cm" svg:x2="8.2cm" svg:y2="7.6cm">
          <text:p/>
        </draw:line>
        <draw:frame draw:style-name="gr2" draw:text-style-name="P3" draw:layer="layout" svg:width="0.938cm" svg:height="0.964cm" svg:x="12.062cm" svg:y="12.8cm">
          <draw:text-box>
            <text:p text:style-name="P2"><text:span text:style-name="T1">p</text:span><text:span text:style-name="T2">1</text:span></text:p>
          </draw:text-box>
        </draw:frame>
        <draw:frame draw:style-name="gr3" draw:text-style-name="P3" draw:layer="layout" svg:width="0.938cm" svg:height="0.964cm" svg:x="7.362cm" svg:y="9cm">
          <draw:text-box>
            <text:p text:style-name="P2"><text:span text:style-name="T1">p</text:span><text:span text:style-name="T2">2</text:span></text:p>
          </draw:text-box>
        </draw:frame>
        <draw:frame draw:style-name="gr2" draw:text-style-name="P3" draw:layer="layout" svg:width="0.938cm" svg:height="0.964cm" svg:x="6cm" svg:y="14cm">
          <draw:text-box>
            <text:p text:style-name="P2"><text:span text:style-name="T1">p</text:span><text:span text:style-name="T2">3</text:span></text:p>
          </draw:text-box>
        </draw:frame>
        <draw:polygon draw:style-name="gr4" draw:text-style-name="P1" draw:layer="layout" svg:width="5.499cm" svg:height="6.199cm" svg:x="6.9cm" svg:y="8.6cm" svg:viewBox="0 0 5500 6200" draw:points="1300,0 5500,4100 5500,4100 0,6200 1300,0 0,6200">
          <text:p/>
        </draw:polygon>
        <draw:frame draw:style-name="gr5" draw:layer="layout" svg:width="0.748cm" svg:height="0.963cm" svg:x="9.8cm" svg:y="15.3cm">
          <draw:text-box>
            <text:p>*</text:p>
          </draw:text-box>
        </draw:frame>
        <draw:frame draw:style-name="gr6" draw:text-style-name="P4" draw:layer="layout" svg:width="4.346cm" svg:height="0.734cm" svg:x="10.2cm" svg:y="15.275cm">
          <draw:text-box>
            <text:p text:style-name="P4"><text:span text:style-name="T3">unconstrained solution</text:span></text:p>
          </draw:text-box>
        </draw:frame>
        <draw:line draw:style-name="gr7" draw:text-style-name="P1" draw:layer="layout" svg:x1="10.2cm" svg:y1="15.6cm" svg:x2="10.4cm" svg:y2="12.2cm">
          <text:p/>
        </draw:line>
        <draw:frame draw:style-name="gr8" draw:text-style-name="P5" draw:layer="layout" svg:width="0.709cm" svg:height="0.725cm" svg:x="10.091cm" svg:y="11.775cm">
          <draw:text-box>
            <text:p text:style-name="P5"><text:span text:style-name="T4">x</text:span></text:p>
          </draw:text-box>
        </draw:frame>
        <draw:frame draw:style-name="gr9" draw:text-style-name="P4" draw:layer="layout" svg:width="3.923cm" svg:height="0.734cm" svg:x="10.4cm" svg:y="11.6cm">
          <draw:text-box>
            <text:p text:style-name="P4"><text:span text:style-name="T3">constrained solu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4-08-21T19:05:21.48</meta:creation-date>
    <dc:date>2014-08-21T19:31:51.59</dc:date>
    <dc:creator>SSE </dc:creator>
    <meta:editing-duration>PT26M33S</meta:editing-duration>
    <meta:editing-cycles>3</meta:editing-cycles>
    <meta:generator>OpenOffice/4.1.0$Win32 OpenOffice.org_project/410m18$Build-9764</meta:generator>
    <meta:document-statistic meta:object-count="12"/>
  </office:meta>
</office:document-meta>
</file>